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6pt" officeooo:rsid="00155d50" officeooo:paragraph-rsid="001b31cc" style:font-size-asian="16pt" style:font-size-complex="16pt"/>
    </style:style>
    <style:style style:name="P2" style:family="paragraph" style:parent-style-name="Standard">
      <style:text-properties style:font-name="Ubuntu" fo:font-size="16pt" officeooo:rsid="000edef1" officeooo:paragraph-rsid="00162c20" style:font-size-asian="16pt" style:font-size-complex="16pt"/>
    </style:style>
    <style:style style:name="P3" style:family="paragraph" style:parent-style-name="Standard">
      <style:text-properties style:font-name="Ubuntu" fo:font-size="16pt" officeooo:rsid="000edef1" officeooo:paragraph-rsid="00170b85" style:font-size-asian="16pt" style:font-size-complex="16pt"/>
    </style:style>
    <style:style style:name="P4" style:family="paragraph" style:parent-style-name="Standard">
      <style:text-properties style:font-name="Ubuntu" fo:font-size="16pt" officeooo:rsid="000f92a9" officeooo:paragraph-rsid="00170b85" style:font-size-asian="16pt" style:font-size-complex="16pt"/>
    </style:style>
    <style:style style:name="P5" style:family="paragraph" style:parent-style-name="Standard">
      <style:text-properties style:font-name="Ubuntu" fo:font-size="16pt" officeooo:rsid="000a2aa2" officeooo:paragraph-rsid="00162c20" style:font-size-asian="16pt" style:font-size-complex="16pt"/>
    </style:style>
    <style:style style:name="P6" style:family="paragraph" style:parent-style-name="Standard">
      <style:text-properties style:font-name="Ubuntu" fo:font-size="16pt" officeooo:rsid="000a2aa2" officeooo:paragraph-rsid="001d4eeb" style:font-size-asian="16pt" style:font-size-complex="16pt"/>
    </style:style>
    <style:style style:name="P7" style:family="paragraph" style:parent-style-name="Standard">
      <style:text-properties style:font-name="Ubuntu" fo:font-size="16pt" officeooo:rsid="000b6008" officeooo:paragraph-rsid="00170b85" style:font-size-asian="16pt" style:font-size-complex="16pt"/>
    </style:style>
    <style:style style:name="P8" style:family="paragraph" style:parent-style-name="Standard">
      <style:text-properties style:font-name="Ubuntu" fo:font-size="16pt" officeooo:rsid="000c1213" officeooo:paragraph-rsid="00170b85" style:font-size-asian="16pt" style:font-size-complex="16pt"/>
    </style:style>
    <style:style style:name="P9" style:family="paragraph" style:parent-style-name="Standard">
      <style:text-properties style:font-name="Ubuntu" fo:font-size="16pt" officeooo:rsid="000c1213" officeooo:paragraph-rsid="001d4eeb" style:font-size-asian="16pt" style:font-size-complex="16pt"/>
    </style:style>
    <style:style style:name="P10" style:family="paragraph" style:parent-style-name="Standard">
      <style:text-properties style:font-name="Ubuntu" fo:font-size="16pt" officeooo:rsid="000ed7dc" officeooo:paragraph-rsid="001b31cc" style:font-size-asian="16pt" style:font-size-complex="16pt"/>
    </style:style>
    <style:style style:name="P11" style:family="paragraph" style:parent-style-name="Standard">
      <style:text-properties style:font-name="Ubuntu" fo:font-size="16pt" officeooo:rsid="00130a4a" officeooo:paragraph-rsid="00170b85" style:font-size-asian="16pt" style:font-size-complex="16pt"/>
    </style:style>
    <style:style style:name="P12" style:family="paragraph" style:parent-style-name="Standard">
      <style:text-properties style:font-name="Ubuntu" fo:font-size="16pt" officeooo:rsid="00131c4e" officeooo:paragraph-rsid="00170b85" style:font-size-asian="16pt" style:font-size-complex="16pt"/>
    </style:style>
    <style:style style:name="P13" style:family="paragraph" style:parent-style-name="Standard">
      <style:text-properties style:font-name="Ubuntu" fo:font-size="16pt" officeooo:rsid="0014e425" officeooo:paragraph-rsid="00170b85" style:font-size-asian="16pt" style:font-size-complex="16pt"/>
    </style:style>
    <style:style style:name="P14" style:family="paragraph" style:parent-style-name="Standard">
      <style:text-properties style:font-name="Ubuntu" fo:font-size="16pt" officeooo:rsid="00162c20" officeooo:paragraph-rsid="00162c20" style:font-size-asian="16pt" style:font-size-complex="16pt"/>
    </style:style>
    <style:style style:name="P15" style:family="paragraph" style:parent-style-name="Standard">
      <style:text-properties style:font-name="Ubuntu" fo:font-size="16pt" officeooo:rsid="00162c20" officeooo:paragraph-rsid="00170b85" style:font-size-asian="16pt" style:font-size-complex="16pt"/>
    </style:style>
    <style:style style:name="P16" style:family="paragraph" style:parent-style-name="Standard">
      <style:text-properties style:font-name="Ubuntu" fo:font-size="16pt" officeooo:rsid="0018c377" officeooo:paragraph-rsid="0018c377" style:font-size-asian="16pt" style:font-size-complex="16pt"/>
    </style:style>
    <style:style style:name="P17" style:family="paragraph" style:parent-style-name="Standard">
      <style:text-properties style:font-name="Ubuntu" fo:font-size="16pt" officeooo:rsid="001b31cc" officeooo:paragraph-rsid="001b31cc" style:font-size-asian="16pt" style:font-size-complex="16pt"/>
    </style:style>
    <style:style style:name="T1" style:family="text">
      <style:text-properties officeooo:rsid="00131c4e"/>
    </style:style>
    <style:style style:name="T2" style:family="text">
      <style:text-properties officeooo:rsid="00162c20"/>
    </style:style>
    <style:style style:name="T3" style:family="text">
      <style:text-properties style:font-name="Ubuntu" fo:font-size="16pt" officeooo:rsid="0014e425" style:font-size-asian="16pt" style:font-size-complex="16pt"/>
    </style:style>
    <style:style style:name="T4" style:family="text">
      <style:text-properties style:font-name="Ubuntu" fo:font-size="16pt" officeooo:rsid="00162c20" style:font-size-asian="16pt" style:font-size-complex="16pt"/>
    </style:style>
    <style:style style:name="T5" style:family="text">
      <style:text-properties officeooo:rsid="001a0810"/>
    </style:style>
    <style:style style:name="T6" style:family="text">
      <style:text-properties officeooo:rsid="001b31cc"/>
    </style:style>
    <style:style style:name="T7" style:family="text">
      <style:text-properties officeooo:rsid="001d0994"/>
    </style:style>
    <style:style style:name="T8" style:family="text">
      <style:text-properties officeooo:rsid="001f32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UBLOCC, August 2018</text:p>
      <text:p text:style-name="P13"/>
      <text:p text:style-name="P17">Demo: <text:span text:style-name="T7">Docker</text:span></text:p>
      <text:p text:style-name="P17"><text:tab/><text:span text:style-name="T8">Briefly explain Docker</text:span></text:p>
      <text:p text:style-name="P17"><text:tab/></text:p>
      <text:p text:style-name="P13"/>
      <text:p text:style-name="P15">Concrete future plans</text:p>
      <text:p text:style-name="P15"><text:tab/>Dress rehearsal, private beta</text:p>
      <text:p text:style-name="P15"><text:tab/>Pairing with a dev from an ISP</text:p>
      <text:p text:style-name="P7"><text:tab/>Bidirectional GUI</text:p>
      <text:p text:style-name="P12"><text:tab/>HIL</text:p>
      <text:p text:style-name="P12"><text:tab/>UPnP</text:p>
      <text:p text:style-name="P8"><text:tab/>Monetization</text:p>
      <text:p text:style-name="P8"><text:tab/><text:tab/><text:span text:style-name="T2">Decentralized exchange, permissions</text:span></text:p>
      <text:p text:style-name="P8"><text:tab/><text:tab/>Fake<text:span text:style-name="T2"> money</text:span></text:p>
      <text:p text:style-name="P8"><text:tab/><text:tab/><text:tab/><text:span text:style-name="T5">Ropsten?</text:span></text:p>
      <text:p text:style-name="P8"><text:tab/><text:tab/><text:span text:style-name="T2">Real money</text:span></text:p>
      <text:p text:style-name="P11"><text:tab/>Encryption</text:p>
      <text:p text:style-name="P11"><text:tab/><text:tab/><text:span text:style-name="T5">Interface in place now</text:span></text:p>
      <text:p text:style-name="P11"><text:tab/><text:tab/><text:span text:style-name="T5">Real encryption to come</text:span></text:p>
      <text:p text:style-name="P11"><text:tab/><text:tab/><text:span text:style-name="T5">Delay until Fake Money</text:span></text:p>
      <text:p text:style-name="P6"><text:tab/>UDP</text:p>
      <text:p text:style-name="P9"><text:span text:style-name="T3"/></text:p>
      <text:p text:style-name="P14">Concepts</text:p>
      <text:p text:style-name="P13"><text:tab/>Masquerading</text:p>
      <text:p text:style-name="P17"><text:tab/><text:tab/>Necessary?</text:p>
      <text:p text:style-name="P17"><text:tab/><text:tab/>Discrimination</text:p>
      <text:p text:style-name="P10"><text:tab/>Traffic analysis</text:p>
      <text:p text:style-name="P10"><text:tab/><text:tab/><text:span text:style-name="T6">Determine appropriate masquerade</text:span></text:p>
      <text:p text:style-name="P1"><text:tab/>Terminal intelligence</text:p>
      <text:p text:style-name="P3"><text:tab/><text:tab/>GL/T<text:span text:style-name="T1">L</text:span>D</text:p>
      <text:p text:style-name="P4"><text:tab/><text:tab/>Inaccessible List</text:p>
      <text:p text:style-name="P4"><text:tab/><text:tab/>Startup DNS Checking</text:p>
      <text:p text:style-name="P15"><text:tab/>Infiltration</text:p>
      <text:p text:style-name="P5"><text:tab/><text:tab/>Signed bootstrap node</text:p>
      <text:p text:style-name="P5"><text:tab/><text:tab/>Blockchain trust?</text:p>
      <text:p text:style-name="P2"><text:soft-page-break/><text:tab/>Neighborhood limitations</text:p>
      <text:p text:style-name="P1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8:54:59.468469626</meta:creation-date>
    <meta:editing-duration>PT2H22M43S</meta:editing-duration>
    <meta:editing-cycles>2</meta:editing-cycles>
    <meta:generator>LibreOffice/6.0.3.2$Linux_X86_64 LibreOffice_project/00m0$Build-2</meta:generator>
    <dc:date>2018-09-22T16:10:07.329139174</dc:date>
    <meta:document-statistic meta:table-count="0" meta:image-count="0" meta:object-count="0" meta:page-count="2" meta:paragraph-count="34" meta:word-count="74" meta:character-count="589" meta:non-whitespace-character-count="502"/>
  </office:meta>
</office:document-meta>
</file>